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2" svg:font-family="'Lohit Hindi'"/>
    <style:font-face style:name="Times New Romances" svg:font-family="'Times New Romances'"/>
    <style:font-face style:name="Arial Black" svg:font-family="'Arial Black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>
      <style:paragraph-properties fo:margin-left="0cm" fo:margin-right="0cm" fo:text-indent="0cm" style:writing-mode="lr-tb">
        <style:tab-stops/>
      </style:paragraph-properties>
    </style:style>
    <style:style style:name="P3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gr1" style:family="graphic">
      <style:graphic-properties draw:stroke="solid" svg:stroke-width="0.026cm" svg:stroke-color="#808080" draw:marker-start-width="0.3cm" draw:marker-start-center="false" draw:marker-end-width="0.3cm" draw:marker-end-center="false" draw:stroke-linejoin="miter" draw:fill="solid" draw:fill-color="#e6e6e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><draw:custom-shape text:anchor-type="paragraph" draw:z-index="0" draw:style-name="gr1" draw:text-style-name="P33" svg:width="17.402cm" svg:height="26.775cm" svg:x="1.328cm" svg:y="0.206cm"><text:p text:style-name="P32">DRAFTED</text:p><draw:enhanced-geometry svg:viewBox="0 0 21600 21600" draw:mirror-horizontal="false" draw:mirror-vertical="false" draw:text-areas="0 0 21600 21600" draw:text-path="true" draw:text-path-mode="shape" draw:text-path-scale="path" draw:text-path-same-letter-heights="true" draw:extrusion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 :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header_text or ''&gt;</text:placeholder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2" svg:font-family="'Lohit Hindi'"/>
    <style:font-face style:name="Times New Romances" svg:font-family="'Times New Romances'"/>
    <style:font-face style:name="Arial Black" svg:font-family="'Arial Black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3-06T12:12:30</dc:date>
    <meta:editing-duration>P2DT21H38M18S</meta:editing-duration>
    <meta:editing-cycles>567</meta:editing-cycles>
    <meta:generator>LibreOffice/3.5$Linux_x86 LibreOffice_project/350m1$Build-2</meta:generator>
    <dc:creator>dev129 </dc:creator>
    <meta:document-statistic meta:table-count="6" meta:image-count="0" meta:object-count="0" meta:page-count="2" meta:paragraph-count="100" meta:word-count="345" meta:character-count="3722" meta:non-whitespace-character-count="3308"/>
  </office:meta>
</office:document-meta>
</file>